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DejaVu Sans" svg:font-family="'DejaVu Sans'" style:font-pitch="variable"/>
    <style:font-face style:name="Angsana New" svg:font-family="'Angsana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7cm" fo:min-width="14.74cm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min-height="12.043cm" fo:min-width="13.263cm" fo:padding-top="0.13cm" fo:padding-bottom="0.13cm" fo:padding-left="0.25cm" fo:padding-right="0.25cm" fo:wrap-option="no-wrap" draw:shadow-color="#808080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false" draw:auto-grow-width="false" fo:min-height="3.802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shadow-color="#808080"/>
    </style:style>
    <style:style style:name="pr3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142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title">
      <style:graphic-properties draw:textarea-vertical-align="middle" fo:min-height="2.095cm"/>
    </style:style>
    <style:style style:name="pr6" style:family="presentation" style:parent-style-name="Default-outline1">
      <style:graphic-properties fo:min-height="12.102cm"/>
    </style:style>
    <style:style style:name="pr7" style:family="presentation" style:parent-style-name="Default-notes">
      <style:graphic-properties draw:fill-color="#ffffff" fo:min-height="11.381cm"/>
    </style:style>
    <style:style style:name="pr8" style:family="presentation" style:parent-style-name="Default-title">
      <style:graphic-properties fo:min-height="2.095cm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5" style:family="paragraph">
      <style:paragraph-properties fo:margin-left="0cm" fo:margin-right="0cm" fo:margin-top="0.529cm" fo:margin-bottom="0cm" fo:text-indent="0cm" style:punctuation-wrap="hanging" style:line-break="strict"/>
    </style:style>
    <style:style style:name="P6" style:family="paragraph">
      <style:paragraph-properties fo:margin-left="0.952cm" fo:margin-right="0cm" fo:margin-top="0.529cm" fo:margin-bottom="0cm" fo:text-indent="-0.913cm" style:punctuation-wrap="hanging" style:line-break="strict"/>
    </style:style>
    <style:style style:name="P7" style:family="paragraph">
      <style:text-properties fo:font-size="28pt" style:font-size-asian="28pt" style:font-size-complex="28pt"/>
    </style:style>
    <style:style style:name="P8" style:family="paragraph">
      <loext:graphic-properties draw:fill-color="#ffffff"/>
    </style:style>
    <style:style style:name="P9" style:family="paragraph">
      <style:paragraph-properties fo:margin-top="0.5cm" fo:margin-bottom="0cm"/>
    </style:style>
    <style:style style:name="P10" style:family="paragraph">
      <style:paragraph-properties fo:margin-top="0.5cm" fo:margin-bottom="0cm"/>
      <style:text-properties fo:font-size="28pt" style:font-size-asian="28pt" style:font-size-complex="28pt"/>
    </style:style>
    <style:style style:name="P11" style:family="paragraph">
      <loext:graphic-properties draw:fill-color="#ffffff"/>
      <style:text-properties fo:font-size="12pt"/>
    </style:style>
    <style:style style:name="P12" style:family="paragraph">
      <style:paragraph-properties fo:margin-top="0.8cm" fo:margin-bottom="0cm"/>
    </style:style>
    <style:style style:name="P13" style:family="paragraph">
      <style:paragraph-properties fo:margin-top="0.8cm" fo:margin-bottom="0cm"/>
      <style:text-properties fo:font-size="26pt" style:font-size-asian="26pt" style:font-size-complex="26pt"/>
    </style:style>
    <style:style style:name="P14" style:family="paragraph">
      <style:paragraph-properties fo:margin-left="0.952cm" fo:margin-right="0cm" fo:margin-top="0.8cm" fo:margin-bottom="0cm" fo:line-height="100%" fo:text-align="start" fo:text-indent="-0.952cm" style:punctuation-wrap="hanging" style:line-break="strict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</style:style>
    <style:style style:name="P15" style:family="paragraph">
      <style:paragraph-properties fo:margin-left="0.952cm" fo:margin-right="0cm" fo:margin-top="0.211cm" fo:margin-bottom="0cm" fo:line-height="100%" fo:text-align="start" fo:text-indent="-0.952cm" style:punctuation-wrap="hanging" style:line-break="strict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</style:style>
    <style:style style:name="P16" style:family="paragraph">
      <style:paragraph-properties>
        <style:tab-stops>
          <style:tab-stop style:position="10.048cm"/>
        </style:tab-stops>
      </style:paragraph-properties>
    </style:style>
    <style:style style:name="P17" style:family="paragraph">
      <style:paragraph-properties fo:text-align="center"/>
    </style:style>
    <style:style style:name="T1" style:family="text">
      <style:text-properties fo:language="en" fo:country="US" style:language-asian="en" style:country-asian="US" style:language-complex="en" style:country-complex="US"/>
    </style:style>
    <style:style style:name="T2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8pt" fo:language="en" fo:country="US" fo:font-style="italic" style:font-size-asian="28pt" style:language-asian="en" style:country-asian="US" style:font-style-asian="italic" style:font-size-complex="28pt" style:language-complex="en" style:country-complex="US" style:font-style-complex="italic"/>
    </style:style>
    <style:style style:name="T5" style:family="text">
      <style:text-properties fo:color="#000080" fo:font-size="28pt" fo:font-style="italic" style:font-size-asian="28pt" style:font-style-asian="italic" style:font-size-complex="28pt" style:font-style-complex="italic"/>
    </style:style>
    <style:style style:name="T6" style:family="text">
      <style:text-properties fo:font-size="28pt" fo:font-style="italic" style:font-size-asian="28pt" style:font-style-asian="italic" style:font-size-complex="28pt" style:font-style-complex="italic"/>
    </style:style>
    <style:style style:name="T7" style:family="text">
      <style:text-properties fo:font-size="28pt" fo:font-style="normal" style:font-size-asian="28pt" style:font-style-asian="normal" style:font-size-complex="28pt" style:font-style-complex="normal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color="#000080" fo:font-size="26pt" fo:font-style="italic" style:font-size-asian="26pt" style:font-style-asian="italic" style:font-size-complex="26pt" style:font-style-complex="italic"/>
    </style:style>
    <style:style style:name="T10" style:family="text">
      <style:text-properties fo:color="#000080" fo:font-style="italic" style:font-style-asian="italic" style:font-style-complex="italic"/>
    </style:style>
    <style:style style:name="T11" style:family="text">
      <style:text-properties fo:color="#000000" fo:font-style="normal" style:font-style-asian="normal" style:font-style-complex="normal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24pt" fo:font-style="normal" fo:text-shadow="none" style:text-underline-style="none" fo:font-weight="normal" fo:background-color="transparent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80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color="#000080" fo:font-style="italic" style:text-underline-style="solid" style:text-underline-width="auto" style:text-underline-color="font-color" style:font-style-asian="italic" style:font-style-complex="italic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fo:color="#ff0000"/>
    </style:style>
    <style:style style:name="T17" style:family="text">
      <style:text-properties style:font-name="Liberation Mono"/>
    </style:style>
    <style:style style:name="T18" style:family="text">
      <style:text-properties fo:color="#ce181e"/>
    </style:style>
    <style:style style:name="T19" style:family="text">
      <style:text-properties fo:color="#ff0000" fo:font-style="italic" style:font-style-asian="italic" style:font-style-complex="italic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color="#000080"/>
    </style:style>
    <style:style style:name="T23" style:family="text">
      <style:text-properties fo:color="#008000"/>
    </style:style>
    <style:style style:name="T24" style:family="text">
      <style:text-properties fo:color="#ce181e" fo:font-size="28pt" style:font-size-asian="28pt" style:font-size-complex="28pt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9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0.32cm" svg:height="4.061cm" svg:x="2.54cm" svg:y="4.656cm" presentation:class="title" presentation:user-transformed="true">
          <draw:text-box>
            <text:list text:style-name="L1">
              <text:list-header>
                <text:p text:style-name="P1"><text:span text:style-name="T1">Feedback on English Use and Software Process Homework</text:span></text:p>
              </text:list-header>
            </text:list>
          </draw:text-box>
        </draw:frame>
        <draw:frame presentation:style-name="pr2" draw:text-style-name="P3" draw:layer="layout" svg:width="17.78cm" svg:height="4.868cm" svg:x="3.81cm" svg:y="10.795cm" presentation:class="subtitle" presentation:user-transformed="true">
          <draw:text-box>
            <text:p>With guidance on grading of written work</text:p>
          </draw:text-box>
        </draw:frame>
        <presentation:notes draw:style-name="dp2">
          <draw:page-thumbnail draw:style-name="gr1" draw:layer="layout" svg:width="12.7cm" svg:height="9.525cm" svg:x="3.175cm" svg:y="1.905cm" draw:page-number="1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Communication is Important</text:span></text:p>
              </text:list-header>
            </text:list>
          </draw:text-box>
        </draw:frame>
        <draw:frame presentation:style-name="pr4" draw:text-style-name="P2" draw:layer="layout" svg:width="22.005cm" svg:height="12.401cm" svg:x="1.873cm" svg:y="3.888cm" presentation:class="outline" presentation:user-transformed="true">
          <draw:text-box>
            <text:p text:style-name="P5"><text:span text:style-name="T2">Communication is one of the most important factors in success or failure of any IT project.</text:span></text:p>
            <text:p text:style-name="P5"><text:span text:style-name="T2"/></text:p>
            <text:p text:style-name="P5"><text:span text:style-name="T1"><text:s/></text:span></text:p>
            <text:p text:style-name="P5"><text:span text:style-name="T1"/></text:p>
            <text:p text:style-name="P5"><text:span text:style-name="T1"/></text:p>
            <text:list text:style-name="L3">
              <text:list-header>
                <text:p text:style-name="P6"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3.67cm" svg:height="10.252cm" svg:x="2.549cm" svg:y="2.051cm" draw:page-number="2" presentation:class="page"/>
          <draw:custom-shape draw:style-name="gr3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5" draw:layer="layout" svg:width="21.956cm" svg:height="2.355cm" svg:x="1.698cm" svg:y="0.722cm" presentation:class="title" presentation:user-transformed="true">
          <draw:text-box>
            <text:p>Communication in a Skill for S.E.</text:p>
          </draw:text-box>
        </draw:frame>
        <draw:frame presentation:style-name="pr6" draw:text-style-name="P7" draw:layer="layout" svg:width="21.956cm" svg:height="13.637cm" svg:x="1.874cm" svg:y="3.889cm" presentation:class="outline" presentation:user-transformed="true">
          <draw:text-box>
            <text:list text:style-name="L2">
              <text:list-item>
                <text:p><text:span text:style-name="T3">To work on a team project, you must communicate effectively.</text:span></text:p>
              </text:list-item>
              <text:list-item>
                <text:p><text:span text:style-name="T3"/></text:p>
              </text:list-item>
              <text:list-item>
                <text:p><text:span text:style-name="T2">Many errors come from misinterpretation of communicated information.</text:span></text:p>
              </text:list-item>
              <text:list-item>
                <text:p><text:span text:style-name="T2"/></text:p>
              </text:list-item>
              <text:list-item>
                <text:p><text:span text:style-name="T4">Therefore</text:span><text:span text:style-name="T2">, accurate communication will be a part of work evaluation in ISP.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3" presentation:class="page"/>
          <draw:frame presentation:style-name="pr7" draw:text-style-name="P8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5" draw:layer="layout" svg:width="21.956cm" svg:height="2.355cm" svg:x="1.698cm" svg:y="0.722cm" presentation:class="title" presentation:user-transformed="true">
          <draw:text-box>
            <text:p>My Approach to Grading</text:p>
          </draw:text-box>
        </draw:frame>
        <draw:frame presentation:style-name="pr6" draw:text-style-name="P10" draw:layer="layout" svg:width="22.306cm" svg:height="14.907cm" svg:x="1.524cm" svg:y="3.889cm" presentation:class="outline" presentation:user-transformed="true">
          <draw:text-box>
            <text:list text:style-name="L2">
              <text:list-item>
                <text:p text:style-name="P9"><text:span text:style-name="T3">Grade based on what you actually write, not based on what I </text:span><text:span text:style-name="T5">infer</text:span><text:span text:style-name="T3"> you were </text:span><text:span text:style-name="T5">trying</text:span><text:span text:style-name="T6"> to communicate</text:span><text:span text:style-name="T7">.</text:span></text:p>
              </text:list-item>
              <text:list-item>
                <text:p text:style-name="P9"><text:span text:style-name="T7">Why?</text:span></text:p>
              </text:list-item>
            </text:list>
            <text:list text:style-name="L5">
              <text:list-item>
                <text:p text:style-name="P9"><text:span text:style-name="T7">Communication is an ISP skill. </text:span></text:p>
              </text:list-item>
              <text:list-item>
                <text:p text:style-name="P9"><text:span text:style-name="T7">Grading based on </text:span><text:span text:style-name="T5">inference</text:span><text:span text:style-name="T7"> is too subjective.</text:span></text:p>
              </text:list-item>
              <text:list-item>
                <text:p text:style-name="P9"><text:span text:style-name="T7">English skill will help you get a job.</text:span></text:p>
              </text:list-item>
            </text:list>
            <text:list text:style-name="L2">
              <text:list-header>
                <text:p text:style-name="P9"><text:span text:style-name="T7"/></text:p>
              </text:list-header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4" presentation:class="page"/>
          <draw:frame presentation:style-name="pr7" draw:text-style-name="P11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8" draw:layer="layout" svg:width="21.956cm" svg:height="2.355cm" svg:x="1.698cm" svg:y="0.722cm" presentation:class="title">
          <draw:text-box>
            <text:p>Scoring Guidelines</text:p>
          </draw:text-box>
        </draw:frame>
        <draw:frame presentation:style-name="pr6" draw:text-style-name="P10" draw:layer="layout" svg:width="22.306cm" svg:height="14.145cm" svg:x="1.524cm" svg:y="3.889cm" presentation:class="outline" presentation:user-transformed="true">
          <draw:text-box>
            <text:list text:style-name="L2">
              <text:list-item>
                <text:p text:style-name="P12"><text:span text:style-name="T7">1. If an answer states something that is false, it's wrong.</text:span></text:p>
              </text:list-item>
              <text:list-item>
                <text:p text:style-name="P12"><text:span text:style-name="T7">2. A correct statement with invalid or irrelevant reason is wrong.</text:span></text:p>
              </text:list-item>
              <text:list-item>
                <text:p text:style-name="P12"><text:span text:style-name="T7">3. Answer with faulty reasoning or logic is marked at least partially wrong.</text:span></text:p>
              </text:list-item>
              <text:list-item>
                <text:p text:style-name="P12"><text:span text:style-name="T7">4. Answer I can't understand due to poor English is wrong.</text:span></text:p>
              </text:list-item>
              <text:list-item>
                <text:p text:style-name="P12"><text:span text:style-name="T7">5. Deduction for very poor grammar, punctuation.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5" presentation:class="page"/>
          <draw:frame presentation:style-name="pr7" draw:text-style-name="P11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8" draw:layer="layout" svg:width="21.956cm" svg:height="2.355cm" svg:x="1.698cm" svg:y="0.722cm" presentation:class="title">
          <draw:text-box>
            <text:p>Student Guidelines</text:p>
          </draw:text-box>
        </draw:frame>
        <draw:frame presentation:style-name="pr6" draw:text-style-name="P13" draw:layer="layout" svg:width="21.956cm" svg:height="13.891cm" svg:x="1.874cm" svg:y="3.889cm" presentation:class="outline" presentation:user-transformed="true">
          <draw:text-box>
            <text:list text:style-name="L2">
              <text:list-item>
                <text:p text:style-name="P12"><text:span text:style-name="T8">1. Use the vocabulary correctly.</text:span><text:span text:style-name="T8"><text:line-break/></text:span><text:span text:style-name="T8"><text:tab/></text:span><text:span text:style-name="T8">Craig Larman: "</text:span><text:span text:style-name="T9">use the domain vocabulary</text:span><text:span text:style-name="T8">"</text:span></text:p>
              </text:list-item>
              <text:list-item>
                <text:p text:style-name="P12"><text:span text:style-name="T8">2. Use clear, descriptive terms. </text:span><text:span text:style-name="T8"><text:line-break/></text:span><text:span text:style-name="T8">"easy", "good" are not descriptive by themselves.</text:span></text:p>
              </text:list-item>
              <text:list-item>
                <text:p text:style-name="P12"><text:span text:style-name="T8">3. Read everything you write - is it clear and accurate?</text:span></text:p>
              </text:list-item>
              <text:list-item>
                <text:p text:style-name="P12"><text:span text:style-name="T8">4. Apply solid reasoning. Don't write things that are clearly not true or weak logic.</text:span></text:p>
              </text:list-item>
              <text:list-item>
                <text:p text:style-name="P12"><text:span text:style-name="T8">5. Write complete sentences.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6" presentation:class="page"/>
          <draw:frame presentation:style-name="pr7" draw:text-style-name="P8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8" draw:layer="layout" svg:width="21.956cm" svg:height="2.355cm" svg:x="1.698cm" svg:y="0.722cm" presentation:class="title">
          <draw:text-box>
            <text:p>More Student Guidelines</text:p>
          </draw:text-box>
        </draw:frame>
        <draw:frame presentation:style-name="pr6" draw:layer="layout" svg:width="21.956cm" svg:height="12.352cm" svg:x="1.874cm" svg:y="3.889cm" presentation:class="outline">
          <draw:text-box>
            <text:list text:style-name="L2">
              <text:list-item>
                <text:p>6. Use a good spelling and grammar checker.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7" presentation:class="page"/>
          <draw:frame presentation:style-name="pr7" draw:text-style-name="P8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8" draw:layer="layout" svg:width="21.956cm" svg:height="2.355cm" svg:x="1.698cm" svg:y="0.722cm" presentation:class="title">
          <draw:text-box>
            <text:p>Examples</text:p>
          </draw:text-box>
        </draw:frame>
        <draw:frame presentation:style-name="pr6" draw:layer="layout" svg:width="21.956cm" svg:height="14.907cm" svg:x="1.874cm" svg:y="3.889cm" presentation:class="outline" presentation:user-transformed="true">
          <draw:text-box>
            <text:list text:style-name="L2">
              <text:list-item>
                <text:p><text:span text:style-name="T10">“</text:span><text:span text:style-name="T10">Goal is clear and the team can hit the goal within the time”</text:span></text:p>
              </text:list-item>
              <text:list-item>
                <text:p><text:s text:c="3"/>Lacks justification &amp; may be false; not specific to I&amp;I; "hit", "within the time" too vague (use the vocab.).</text:p>
              </text:list-item>
              <text:list-item>
                <text:p text:style-name="P14"><text:span text:style-name="T10">“</text:span><text:span text:style-name="T10">Using analyzing analyses requirements from customers by using analyst to handle this job.”</text:span></text:p>
              </text:list-item>
              <text:list-item>
                <text:p><text:s text:c="3"/>Any process can do this; English errors</text:p>
              </text:list-item>
              <text:list-item>
                <text:p text:style-name="P12"><text:span text:style-name="T10">"can revert changes to fix errors"</text:span></text:p>
              </text:list-item>
              <text:list-item>
                <text:p><text:s text:c="3"/>Any process can do this (use git), faulty logic.</text:p>
              </text:list-item>
              <text:list-item>
                <text:p><text:s text:c="3"/>Sentence should start with CAPITAL letter.</text:p>
              </text:list-item>
              <text:list-item>
                <text:p><text:span text:style-name="T10"/>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8" presentation:class="page"/>
          <draw:frame presentation:style-name="pr7" draw:text-style-name="P8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8" draw:layer="layout" svg:width="21.956cm" svg:height="2.355cm" svg:x="1.698cm" svg:y="0.722cm" presentation:class="title">
          <draw:text-box>
            <text:p>Weak Reasoning</text:p>
          </draw:text-box>
        </draw:frame>
        <draw:frame presentation:style-name="pr6" draw:layer="layout" svg:width="21.956cm" svg:height="13.129cm" svg:x="1.874cm" svg:y="3.889cm" presentation:class="outline" presentation:user-transformed="true">
          <draw:text-box>
            <text:list text:style-name="L2">
              <text:list-item>
                <text:p text:style-name="P15"><text:span text:style-name="T10">“</text:span><text:span text:style-name="T10">Incremental ensures the functionality of each processes before moving to the next steps.”</text:span></text:p>
              </text:list-item>
              <text:list-item>
                <text:p><text:span text:style-name="T10"><text:s text:c="3"/></text:span><text:span text:style-name="T11">Wrong terms, weak logic, unsubstantiated claim</text:span></text:p>
              </text:list-item>
              <text:list-item>
                <text:p><text:span text:style-name="T10"/></text:p>
              </text:list-item>
              <text:list-item>
                <text:p><text:span text:style-name="T10">"You can go back after knowing you've made a mistake, and can be corrected step by step."</text:span></text:p>
              </text:list-item>
              <text:list-item>
                <text:p><text:span text:style-name="T12">"Correct it step by step" is vague, unsubstantiated claim. What steps? <text:s/>How is this specific to I&amp;I process?</text:span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9" presentation:class="page"/>
          <draw:frame presentation:style-name="pr7" draw:text-style-name="P8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8" draw:layer="layout" svg:width="21.956cm" svg:height="2.355cm" svg:x="1.698cm" svg:y="0.722cm" presentation:class="title">
          <draw:text-box>
            <text:p>"easy" to cover up poor answer</text:p>
          </draw:text-box>
        </draw:frame>
        <draw:frame presentation:style-name="pr6" draw:text-style-name="P9" draw:layer="layout" svg:width="21.956cm" svg:height="13.891cm" svg:x="1.874cm" svg:y="3.889cm" presentation:class="outline" presentation:user-transformed="true">
          <draw:text-box>
            <text:list text:style-name="L2">
              <text:list-item>
                <text:p text:style-name="P9"><text:span text:style-name="T10">"it is </text:span><text:span text:style-name="T13">easier</text:span><text:span text:style-name="T10"> to find a problem and fix it"</text:span></text:p>
              </text:list-item>
              <text:list-item>
                <text:p text:style-name="P9"><text:span text:style-name="T10">"it is </text:span><text:span text:style-name="T13">easier</text:span><text:span text:style-name="T10"> to add new function at a time"</text:span></text:p>
              </text:list-item>
              <text:list-item>
                <text:p text:style-name="P9"><text:s text:c="3"/>How? <text:s/>These are claims w/o justification.</text:p>
              </text:list-item>
              <text:list-item>
                <text:p text:style-name="P9"><text:span text:style-name="T10"><text:s text:c="2"/></text:span><text:span text:style-name="T11">"Easy" doesn't explain how it helps the project. The work does not need to be "easy" to be successful.</text:span></text:p>
              </text:list-item>
              <text:list-item>
                <text:p text:style-name="P9"><text:span text:style-name="T10">"Iterative process has many </text:span><text:span text:style-name="T14">step</text:span><text:span text:style-name="T10"> that </text:span><text:span text:style-name="T14">divided from process</text:span><text:span text:style-name="T10"> and make project can manage and </text:span><text:span text:style-name="T14">handle</text:span><text:span text:style-name="T10"> </text:span><text:span text:style-name="T13">easier</text:span><text:span text:style-name="T10">."</text:span></text:p>
              </text:list-item>
              <text:list-item>
                <text:p text:style-name="P9"><text:s text:c="4"/>Misuse of <text:span text:style-name="T15">terms</text:span>. <text:s/><text:line-break/>Incomplete sentence -- handle <text:span text:style-name="T16">what</text:span> easier? <text:s/>Why does "easy" matter? </text:p>
              </text:list-item>
              <text:list-item>
                <text:p text:style-name="P9"/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10" presentation:class="page"/>
          <draw:frame presentation:style-name="pr7" draw:text-style-name="P8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8" draw:layer="layout" svg:width="21.956cm" svg:height="2.355cm" svg:x="1.698cm" svg:y="0.722cm" presentation:class="title">
          <draw:text-box>
            <text:p>Punctuation</text:p>
          </draw:text-box>
        </draw:frame>
        <draw:frame presentation:style-name="pr6" draw:layer="layout" svg:width="21.956cm" svg:height="13.891cm" svg:x="1.874cm" svg:y="3.889cm" presentation:class="outline" presentation:user-transformed="true">
          <draw:text-box>
            <text:list text:style-name="L2">
              <text:list-item>
                <text:p>Never leave space before <text:span text:style-name="T17">, . : ; ? ! )</text:span></text:p>
              </text:list-item>
              <text:list-item>
                <text:p/>
              </text:list-item>
              <text:list-item>
                <text:p>Leave a space after<text:span text:style-name="T17"> , . : ; ? ! )</text:span></text:p>
              </text:list-item>
              <text:list-item>
                <text:p>except when followed by a closing quote, parenthesis, or bracket.</text:p>
              </text:list-item>
              <text:list-item>
                <text:p>("Impossible!", he thought.) </text:p>
              </text:list-item>
              <text:list-item>
                <text:p/>
              </text:list-item>
              <text:list-item>
                <text:p>Examples:</text:p>
              </text:list-item>
              <text:list-item>
                <text:p>Precondition<text:span text:style-name="T18">s :</text:span> 2 or 3 <text:span text:style-name="T18">eggs ,</text:span> cooking oil, <text:span text:style-name="T18">the</text:span> pan</text:p>
              </text:list-item>
              <text:list-item>
                <text:p><text:span text:style-name="T18">Using</text:span> a Changing <text:span text:style-name="T18">bag(o</text:span>r you can <text:span text:style-name="T18">call</text:span> a darkroom <text:span text:style-name="T18">bag)to</text:span> <text:s/></text:p>
              </text:list-item>
              <text:list-item>
                <text:p text:style-name="P9">A <text:span text:style-name="T19">precondition</text:span><text:span text:style-name="T20"> is a criterion or state, not a list of nouns.</text:span>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11" presentation:class="page"/>
          <draw:frame presentation:style-name="pr7" draw:text-style-name="P8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presentation:style-name="pr8" draw:layer="layout" svg:width="21.956cm" svg:height="2.355cm" svg:x="1.698cm" svg:y="0.722cm" presentation:class="title">
          <draw:text-box>
            <text:p>Misuse of -ing</text:p>
          </draw:text-box>
        </draw:frame>
        <draw:frame presentation:style-name="pr6" draw:layer="layout" svg:width="22.51cm" svg:height="14.653cm" svg:x="1.874cm" svg:y="3.889cm" presentation:class="outline" presentation:user-transformed="true">
          <draw:text-box>
            <text:list text:style-name="L2">
              <text:list-item>
                <text:p>The -ing form of a verb is called the present participle.</text:p>
              </text:list-item>
              <text:list-item>
                <text:p>It cannot be used as a verb by itself.</text:p>
              </text:list-item>
              <text:list-item>
                <text:p><text:span text:style-name="T21">walk</text:span> - <text:span text:style-name="T22">verb</text:span></text:p>
              </text:list-item>
              <text:list-item>
                <text:p><text:span text:style-name="T21">walking</text:span> - <text:span text:style-name="T22">noun</text:span> or <text:span text:style-name="T22">adjective</text:span>.</text:p>
                <text:list>
                  <text:list-item>
                    <text:p>He <text:span text:style-name="T16">is</text:span> walking, a walking bird</text:p>
                  </text:list-item>
                </text:list>
              </text:list-item>
            </text:list>
            <text:p/>
            <text:p>Something to do: <text:s/>boil water</text:p>
            <text:p text:style-name="P9">Nothing to do: <text:s text:c="2"/>boiling water (<text:span text:style-name="T21">boiling</text:span><text:span text:style-name="T20"> describes the water)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12" presentation:class="page"/>
          <draw:frame presentation:style-name="pr7" draw:text-style-name="P8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presentation:style-name="pr8" draw:layer="layout" svg:width="21.956cm" svg:height="2.355cm" svg:x="1.698cm" svg:y="0.722cm" presentation:class="title">
          <draw:text-box>
            <text:p>Tasks are something to do</text:p>
          </draw:text-box>
        </draw:frame>
        <draw:frame presentation:style-name="pr6" draw:layer="layout" svg:width="21.956cm" svg:height="14.653cm" svg:x="1.874cm" svg:y="3.889cm" presentation:class="outline" presentation:user-transformed="true">
          <draw:text-box>
            <text:list text:style-name="L2">
              <text:list-item>
                <text:p>A task is <text:span text:style-name="T22">something to do</text:span>. <text:s/>A specific piece of work.</text:p>
              </text:list-item>
              <text:list-item>
                <text:p>It should contain a <text:span text:style-name="T22">verb</text:span> or <text:span text:style-name="T22">verb phrase</text:span>:</text:p>
              </text:list-item>
            </text:list>
            <text:p text:style-name="P16"/>
            <text:p text:style-name="P16"><text:span text:style-name="T23">Good</text:span>: <text:s/>feed the cats<text:tab/><text:tab/><text:span text:style-name="T16">Bad</text:span>: feeding the cats</text:p>
            <text:p text:style-name="P16"/>
            <text:p text:style-name="P16">"Feeding the cats" would be OK as an <text:span text:style-name="T10">Activity</text:span><text:span text:style-name="T21">, </text:span></text:p>
            <text:p text:style-name="P16"><text:span text:style-name="T20">like </text:span></text:p>
            <text:list text:style-name="L5">
              <text:list-item>
                <text:p text:style-name="P16"><text:span text:style-name="T10">Implementation</text:span><text:span text:style-name="T21"> </text:span></text:p>
              </text:list-item>
              <text:list-item>
                <text:p text:style-name="P16"><text:span text:style-name="T10">Acceptance</text:span><text:span text:style-name="T21"> </text:span><text:span text:style-name="T10">Testing</text:span><text:span text:style-name="T21"> </text:span></text:p>
              </text:list-item>
              <text:list-item>
                <text:p text:style-name="P16"><text:span text:style-name="T10">Project Planning</text:span><text:tab/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13" presentation:class="page"/>
          <draw:frame presentation:style-name="pr7" draw:text-style-name="P8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presentation:style-name="pr8" draw:layer="layout" svg:width="21.956cm" svg:height="2.355cm" svg:x="1.698cm" svg:y="0.722cm" presentation:class="title">
          <draw:text-box>
            <text:p>What is taught in English 1 &amp; 2?</text:p>
          </draw:text-box>
        </draw:frame>
        <draw:frame presentation:style-name="pr6" draw:text-style-name="P7" draw:layer="layout" svg:width="21.956cm" svg:height="13.637cm" svg:x="1.874cm" svg:y="3.889cm" presentation:class="outline" presentation:user-transformed="true">
          <draw:text-box>
            <text:list text:style-name="L2">
              <text:list-header>
                <text:p text:style-name="P17"><text:span text:style-name="T6">Isn't this all covered in your English courses?</text:span></text:p>
              </text:list-header>
              <text:list-item>
                <text:p><text:span text:style-name="T3"/></text:p>
              </text:list-item>
              <text:list-item>
                <text:p><text:span text:style-name="T3">It is extremely </text:span><text:span text:style-name="T24">basic</text:span><text:span text:style-name="T3"> stuff.</text:span></text:p>
              </text:list-item>
              <text:list-item>
                <text:p><text:span text:style-name="T3"/></text:p>
              </text:list-item>
              <text:list-item>
                <text:p><text:span text:style-name="T3">If it's not covered, you should ask for it!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14" presentation:class="page"/>
          <draw:frame presentation:style-name="pr7" draw:text-style-name="P8" draw:layer="layout" svg:width="15.191cm" svg:height="11.381cm" svg:x="1.904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DejaVu Sans" svg:font-family="'DejaVu Sans'" style:font-pitch="variable"/>
    <style:font-face style:name="Angsana New" svg:font-family="'Angsana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styles>
    <draw:gradient draw:name="Gradient_20_10" draw:display-name="Gradient 10" draw:style="linear" draw:start-color="#ff0000" draw:end-color="#ffffff" draw:start-intensity="100%" draw:end-intensity="100%" draw:angle="3150" draw:border="0%"/>
    <draw:gradient draw:name="Gradient_20_7" draw:display-name="Gradient 7" draw:style="linear" draw:start-color="#ffffff" draw:end-color="#1c1c1c" draw:start-intensity="100%" draw:end-intensity="100%" draw:angle="2700" draw:border="0%"/>
    <draw:gradient draw:name="Gradient_20_8" draw:display-name="Gradient 8" draw:style="linear" draw:start-color="#ffffff" draw:end-color="#3333cc" draw:start-intensity="100%" draw:end-intensity="100%" draw:angle="2700" draw:border="0%"/>
    <draw:gradient draw:name="Gradient_20_9" draw:display-name="Gradient 9" draw:style="linear" draw:start-color="#ffffff" draw:end-color="#ffcf01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8pt" style:font-style-asian="normal" style:font-weight-asian="normal" style:font-name-complex="Angsana New" style:font-family-complex="'Angsana New'" style:font-family-generic-complex="roman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8pt" style:font-style-asian="normal" style:font-weight-asian="normal" style:font-name-complex="Angsana New" style:font-family-complex="'Angsana New'" style:font-family-generic-complex="roman" style:font-pitch-complex="variable" style:font-size-complex="2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11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61cm" fo:min-width="0cm" fo:padding-top="0.13cm" fo:padding-bottom="0.13cm" fo:padding-left="0.25cm" fo:padding-right="0.25cm" fo:wrap-option="wrap" draw:shadow-color="#808080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 style:shrink-to-fit="true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.211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52cm" fo:min-width="0cm" fo:padding-top="0.13cm" fo:padding-bottom="0.13cm" fo:padding-left="0.25cm" fo:padding-right="0.25cm" fo:wrap-option="wrap" draw:shadow-color="#808080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15cm" fo:min-width="0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2.302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10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4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1cm" fo:min-width="0.669cm" fo:padding-top="0.13cm" fo:padding-bottom="0.13cm" fo:padding-left="0.25cm" fo:padding-right="0.25cm" fo:wrap-option="no-wrap" draw:shadow-color="#808080"/>
    </style:style>
    <style:style style:name="Mgr15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1cm" fo:min-width="0.364cm" fo:padding-top="0.13cm" fo:padding-bottom="0.13cm" fo:padding-left="0.25cm" fo:padding-right="0.25cm" fo:wrap-option="no-wrap" draw:shadow-color="#808080"/>
    </style:style>
    <style:style style:name="Mgr16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1cm" fo:min-width="0.671cm" fo:padding-top="0.13cm" fo:padding-bottom="0.13cm" fo:padding-left="0.25cm" fo:padding-right="0.25cm" fo:wrap-option="no-wrap" draw:shadow-color="#808080"/>
    </style:style>
    <style:style style:name="Mgr17" style:family="graphic" style:parent-style-name="standard">
      <style:graphic-properties draw:stroke="none" draw:fill="gradient" draw:fill-color="#ffcf01" draw:fill-gradient-name="Gradient_20_9" draw:textarea-horizontal-align="left" draw:textarea-vertical-align="middle" draw:auto-grow-height="false" fo:min-height="1.01cm" fo:min-width="0.476cm" fo:padding-top="0.13cm" fo:padding-bottom="0.13cm" fo:padding-left="0.25cm" fo:padding-right="0.25cm" fo:wrap-option="no-wrap" draw:shadow-color="#808080"/>
    </style:style>
    <style:style style:name="Mgr18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865cm" fo:min-width="1.008cm" fo:padding-top="0.13cm" fo:padding-bottom="0.13cm" fo:padding-left="0.25cm" fo:padding-right="0.25cm" fo:wrap-option="no-wrap" draw:shadow-color="#808080"/>
    </style:style>
    <style:style style:name="Mgr19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99cm" fo:padding-top="0.13cm" fo:padding-bottom="0.13cm" fo:padding-left="0.25cm" fo:padding-right="0.25cm" fo:wrap-option="no-wrap" draw:shadow-color="#808080"/>
    </style:style>
    <style:style style:name="Mgr2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2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22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23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01cm" fo:min-width="0.66cm" fo:padding-top="0.13cm" fo:padding-bottom="0.13cm" fo:padding-left="0.25cm" fo:padding-right="0.25cm" fo:wrap-option="no-wrap" draw:shadow-color="#808080"/>
    </style:style>
    <style:style style:name="Mgr24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01cm" fo:min-width="0.355cm" fo:padding-top="0.13cm" fo:padding-bottom="0.13cm" fo:padding-left="0.25cm" fo:padding-right="0.25cm" fo:wrap-option="no-wrap" draw:shadow-color="#808080"/>
    </style:style>
    <style:style style:name="Mgr25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01cm" fo:min-width="0.671cm" fo:padding-top="0.13cm" fo:padding-bottom="0.13cm" fo:padding-left="0.25cm" fo:padding-right="0.25cm" fo:wrap-option="no-wrap" draw:shadow-color="#808080"/>
    </style:style>
    <style:style style:name="Mgr26" style:family="graphic" style:parent-style-name="standard">
      <style:graphic-properties draw:stroke="none" draw:fill="gradient" draw:fill-color="#ffcf01" draw:fill-gradient-name="Gradient_20_9" draw:textarea-horizontal-align="left" draw:textarea-vertical-align="middle" draw:auto-grow-height="false" fo:min-height="1.001cm" fo:min-width="0.467cm" fo:padding-top="0.13cm" fo:padding-bottom="0.13cm" fo:padding-left="0.25cm" fo:padding-right="0.25cm" fo:wrap-option="no-wrap" draw:shadow-color="#808080"/>
    </style:style>
    <style:style style:name="Mgr27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856cm" fo:min-width="0.999cm" fo:padding-top="0.13cm" fo:padding-bottom="0.13cm" fo:padding-left="0.25cm" fo:padding-right="0.25cm" fo:wrap-option="no-wrap" draw:shadow-color="#808080"/>
    </style:style>
    <style:style style:name="Mgr28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07cm" fo:min-width="0cm" fo:padding-top="0.13cm" fo:padding-bottom="0.13cm" fo:padding-left="0.25cm" fo:padding-right="0.25cm" fo:wrap-option="no-wrap" draw:shadow-color="#808080"/>
    </style:style>
    <style:style style:name="Mgr29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9cm" fo:padding-top="0.13cm" fo:padding-bottom="0.13cm" fo:padding-left="0.25cm" fo:padding-right="0.25cm" fo:wrap-option="no-wrap" draw:shadow-color="#808080"/>
    </style:style>
    <style:style style:name="Mgr3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</style:style>
    <style:style style:name="Mgr3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</style:style>
    <style:style style:name="Mgr32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1c1c1c"/>
      <style:paragraph-properties style:writing-mode="lr-tb" style:font-independent-line-spacing="true"/>
    </style:style>
    <style:style style:name="MP6" style:family="paragraph">
      <loext:graphic-properties draw:fill="gradient" draw:fill-color="#1c1c1c" draw:fill-gradient-name="Gradient_20_7"/>
      <style:paragraph-properties style:writing-mode="lr-tb" style:font-independent-line-spacing="true"/>
    </style:style>
    <style:style style:name="MP7" style:family="paragraph">
      <style:paragraph-properties fo:margin-left="0cm" fo:margin-right="0cm" fo:text-indent="0cm" style:punctuation-wrap="hanging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solid" draw:fill-color="#ffffff"/>
      <style:paragraph-properties style:writing-mode="lr-tb" style:font-independent-line-spacing="true"/>
    </style:style>
    <style:style style:name="MP11" style:family="paragraph">
      <style:paragraph-properties fo:margin-left="0.599cm" fo:margin-right="0cm" fo:text-indent="-0.555cm" style:line-break="strict" style:writing-mode="lr-tb"/>
    </style:style>
    <style:style style:name="MP12" style:family="paragraph">
      <loext:graphic-properties draw:fill="none" draw:fill-color="#ffffff"/>
      <style:paragraph-properties fo:margin-left="0.599cm" fo:margin-right="0cm" fo:text-indent="-0.555cm" style:line-break="strict" style:writing-mode="lr-tb" style:font-independent-line-spacing="true"/>
    </style:style>
    <style:style style:name="MP13" style:family="paragraph">
      <style:paragraph-properties fo:margin-left="0.599cm" fo:margin-right="0cm" fo:text-align="end" fo:text-indent="-0.555cm" style:line-break="strict" style:writing-mode="lr-tb"/>
    </style:style>
    <style:style style:name="MP14" style:family="paragraph">
      <loext:graphic-properties draw:fill="none" draw:fill-color="#ffffff"/>
      <style:paragraph-properties fo:margin-left="0.599cm" fo:margin-right="0cm" fo:text-align="end" fo:text-indent="-0.555cm" style:line-break="strict" style:writing-mode="lr-tb" style:font-independent-line-spacing="true"/>
    </style:style>
    <style:style style:name="MP15" style:family="paragraph">
      <loext:graphic-properties draw:fill="solid" draw:fill-color="#3333cc"/>
      <style:paragraph-properties style:writing-mode="lr-tb" style:font-independent-line-spacing="true"/>
    </style:style>
    <style:style style:name="MP16" style:family="paragraph">
      <loext:graphic-properties draw:fill="gradient" draw:fill-color="#3333cc" draw:fill-gradient-name="Gradient_20_8"/>
      <style:paragraph-properties style:writing-mode="lr-tb" style:font-independent-line-spacing="true"/>
    </style:style>
    <style:style style:name="MP17" style:family="paragraph">
      <loext:graphic-properties draw:fill="solid" draw:fill-color="#ffcf01"/>
      <style:paragraph-properties style:writing-mode="lr-tb" style:font-independent-line-spacing="true"/>
    </style:style>
    <style:style style:name="MP18" style:family="paragraph">
      <loext:graphic-properties draw:fill="gradient" draw:fill-color="#ffcf01" draw:fill-gradient-name="Gradient_20_9"/>
      <style:paragraph-properties style:writing-mode="lr-tb" style:font-independent-line-spacing="true"/>
    </style:style>
    <style:style style:name="MP19" style:family="paragraph">
      <loext:graphic-properties draw:fill="gradient" draw:fill-color="#ff0000" draw:fill-gradient-name="Gradient_20_10"/>
      <style:paragraph-properties style:writing-mode="lr-tb" style:font-independent-line-spacing="true"/>
    </style:style>
    <style:style style:name="MP20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21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22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23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24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25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26" style:family="paragraph">
      <style:paragraph-properties fo:margin-left="0cm" fo:margin-right="0cm" fo:line-height="100%" fo:text-indent="0cm" style:line-break="strict" style:writing-mode="lr-tb"/>
    </style:style>
    <style:style style:name="MP27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/>
    </style:style>
    <style:style style:name="MP28" style:family="paragraph">
      <style:paragraph-properties fo:margin-left="0cm" fo:margin-right="0cm" fo:line-height="100%" fo:text-align="center" fo:text-indent="0cm" style:line-break="strict" style:writing-mode="lr-tb"/>
    </style:style>
    <style:style style:name="MP29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MP30" style:family="paragraph">
      <style:paragraph-properties fo:margin-left="0cm" fo:margin-right="0cm" fo:line-height="100%" fo:text-align="end" fo:text-indent="0cm" style:line-break="strict" style:writing-mode="lr-tb"/>
    </style:style>
    <style:style style:name="MP31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4pt" fo:language="en" fo:country="US" style:font-name-asian="DejaVu Sans" style:font-size-asian="24pt" style:language-asian="en" style:country-asian="US" style:font-name-complex="DejaVu Sans" style:font-size-complex="24pt" style:language-complex="en" style:country-complex="US"/>
    </style:style>
    <style:style style:name="MT3" style:family="text">
      <style:text-properties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MT4" style:family="text">
      <style:text-properties fo:font-size="12pt" fo:language="th" fo:country="TH" style:font-name-asian="DejaVu Sans" style:font-size-asian="12pt" style:language-asian="th" style:country-asian="TH" style:font-name-complex="DejaVu Sans" style:font-size-complex="12pt" style:language-complex="th" style:country-complex="TH"/>
    </style:style>
    <style:style style:name="MT5" style:family="text">
      <style:text-properties fo:color="#1c1c1c" style:font-name="Tahoma" fo:font-size="14pt" fo:language="en" fo:country="US" style:font-name-asian="Tahoma" style:font-size-asian="14pt" style:language-asian="en" style:country-asian="US" style:font-name-complex="Tahoma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1c1c1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g>
        <draw:custom-shape draw:style-name="Mgr3" draw:text-style-name="MP5" draw:layer="backgroundobjects" svg:width="0.04cm" svg:height="2.875cm" svg:x="1.411cm" svg:y="1.023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6" draw:layer="backgroundobjects" svg:width="22.802cm" svg:height="0.04cm" svg:x="0.525cm" svg:y="3.219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1.956cm" svg:height="2.355cm" svg:x="1.698cm" svg:y="0.722cm" presentation:class="title" presentation:placeholder="true">
        <draw:text-box/>
      </draw:frame>
      <draw:frame presentation:style-name="Default-outline1" draw:layer="backgroundobjects" svg:width="21.956cm" svg:height="12.352cm" svg:x="1.874cm" svg:y="3.889cm" presentation:class="outline" presentation:placeholder="true">
        <draw:text-box/>
      </draw:frame>
      <draw:frame draw:style-name="Mgr5" draw:text-style-name="MP8" draw:layer="backgroundobjects" svg:width="5.243cm" svg:height="1.222cm" svg:x="1.697cm" svg:y="17.127cm" presentation:class="date-time">
        <draw:text-box>
          <text:list text:style-name="ML1">
            <text:list-header>
              <text:p text:style-name="MP7"><text:span text:style-name="MT2"><presentation:date-time/></text:span></text:p>
            </text:list-header>
          </text:list>
        </draw:text-box>
      </draw:frame>
      <draw:frame draw:style-name="Mgr6" draw:text-style-name="MP8" draw:layer="backgroundobjects" svg:width="7.995cm" svg:height="1.222cm" svg:x="9.299cm" svg:y="17.127cm" presentation:class="footer">
        <draw:text-box>
          <text:list text:style-name="ML1">
            <text:list-header>
              <text:p text:style-name="MP7"><text:span text:style-name="MT2"><presentation:footer/></text:span></text:p>
            </text:list-header>
          </text:list>
        </draw:text-box>
      </draw:frame>
      <draw:frame draw:style-name="Mgr7" draw:text-style-name="MP8" draw:layer="backgroundobjects" svg:width="5.243cm" svg:height="1.222cm" svg:x="18.899cm" svg:y="17.127cm" presentation:class="page-number">
        <draw:text-box>
          <text:list text:style-name="ML1">
            <text:list-header>
              <text:p text:style-name="MP7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10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draw:style-name="Mgr11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2.651cm" svg:height="9.476cm" svg:x="3.174cm" svg:y="1.905cm" presentation:class="page"/>
        <draw:frame presentation:style-name="Default-notes" draw:layer="backgroundobjects" svg:width="15.191cm" svg:height="11.381cm" svg:x="1.904cm" svg:y="12.064cm" presentation:class="notes" presentation:placeholder="true">
          <draw:text-box/>
        </draw:frame>
        <draw:frame draw:style-name="Mgr12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draw:style-name="Mgr13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>
        <draw:g>
          <draw:custom-shape draw:style-name="Mgr14" draw:text-style-name="MP15" draw:layer="backgroundobjects" svg:width="1.169cm" svg:height="1.27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15" draw:text-style-name="MP16" draw:layer="backgroundobjects" svg:width="0.864cm" svg:height="1.27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16" draw:text-style-name="MP17" draw:layer="backgroundobjects" svg:width="1.171cm" svg:height="1.27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17" draw:text-style-name="MP18" draw:layer="backgroundobjects" svg:width="0.976cm" svg:height="1.27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18" draw:text-style-name="MP19" draw:layer="backgroundobjects" svg:width="1.508cm" svg:height="1.125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5" draw:layer="backgroundobjects" svg:width="0.04cm" svg:height="2.875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19" draw:text-style-name="MP6" draw:layer="backgroundobjects" svg:width="24.099cm" svg:height="0.105cm" svg:x="0.878cm" svg:y="9.034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1-title" draw:layer="backgroundobjects" svg:width="21.541cm" svg:height="4.013cm" svg:x="2.751cm" svg:y="4.656cm" presentation:class="title" presentation:placeholder="true">
        <draw:text-box/>
      </draw:frame>
      <draw:frame presentation:style-name="Title1-subtitle" draw:layer="backgroundobjects" svg:width="17.731cm" svg:height="4.82cm" svg:x="3.809cm" svg:y="10.795cm" presentation:class="subtitle" presentation:placeholder="true">
        <draw:text-box/>
      </draw:frame>
      <draw:frame draw:style-name="Mgr20" draw:text-style-name="MP21" draw:layer="backgroundobjects" svg:width="5.243cm" svg:height="1.221cm" svg:x="2.751cm" svg:y="17.356cm" presentation:class="date-time">
        <draw:text-box>
          <text:list text:style-name="ML3">
            <text:list-header>
              <text:p text:style-name="MP20"><text:span text:style-name="MT5"><presentation:date-time/></text:span></text:p>
            </text:list-header>
          </text:list>
        </draw:text-box>
      </draw:frame>
      <draw:frame draw:style-name="Mgr21" draw:text-style-name="MP23" draw:layer="backgroundobjects" svg:width="7.995cm" svg:height="1.221cm" svg:x="9.524cm" svg:y="17.356cm" presentation:class="footer">
        <draw:text-box>
          <text:list text:style-name="ML3">
            <text:list-header>
              <text:p text:style-name="MP22"><text:span text:style-name="MT5"><presentation:footer/></text:span></text:p>
            </text:list-header>
          </text:list>
        </draw:text-box>
      </draw:frame>
      <draw:frame draw:style-name="Mgr22" draw:text-style-name="MP25" draw:layer="backgroundobjects" svg:width="5.243cm" svg:height="1.221cm" svg:x="19.049cm" svg:y="17.356cm" presentation:class="page-number">
        <draw:text-box>
          <text:list text:style-name="ML3">
            <text:list-header>
              <text:p text:style-name="MP24"><text:span text:style-name="MT5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2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2.651cm" svg:height="9.476cm" svg:x="3.174cm" svg:y="1.905cm" presentation:class="page"/>
        <draw:frame presentation:style-name="Title1-notes" draw:layer="backgroundobjects" svg:width="15.191cm" svg:height="11.381cm" svg:x="1.904cm" svg:y="12.064cm" presentation:class="notes" presentation:placeholder="true">
          <draw:text-box/>
        </draw:frame>
        <draw:frame presentation:style-name="Mpr3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4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g>
        <draw:g>
          <draw:custom-shape draw:style-name="Mgr23" draw:text-style-name="MP15" draw:layer="backgroundobjects" svg:width="1.16cm" svg:height="1.261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24" draw:text-style-name="MP16" draw:layer="backgroundobjects" svg:width="0.855cm" svg:height="1.261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25" draw:text-style-name="MP17" draw:layer="backgroundobjects" svg:width="1.171cm" svg:height="1.261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26" draw:text-style-name="MP18" draw:layer="backgroundobjects" svg:width="0.967cm" svg:height="1.261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27" draw:text-style-name="MP19" draw:layer="backgroundobjects" svg:width="1.499cm" svg:height="1.116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28" draw:text-style-name="MP5" draw:layer="backgroundobjects" svg:width="0.031cm" svg:height="2.867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29" draw:text-style-name="MP6" draw:layer="backgroundobjects" svg:width="24.09cm" svg:height="0.097cm" svg:x="0.878cm" svg:y="9.034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2-title" draw:layer="backgroundobjects" svg:width="21.532cm" svg:height="4.004cm" svg:x="2.752cm" svg:y="4.657cm" presentation:class="title" presentation:placeholder="true">
        <draw:text-box/>
      </draw:frame>
      <draw:frame presentation:style-name="Title2-subtitle" draw:layer="backgroundobjects" svg:width="17.723cm" svg:height="4.811cm" svg:x="3.809cm" svg:y="10.794cm" presentation:class="subtitle" presentation:placeholder="true">
        <draw:text-box/>
      </draw:frame>
      <draw:frame draw:style-name="Mgr30" draw:text-style-name="MP27" draw:layer="backgroundobjects" svg:width="5.234cm" svg:height="1.212cm" svg:x="2.752cm" svg:y="17.357cm" presentation:class="date-time">
        <draw:text-box>
          <text:list text:style-name="ML3">
            <text:list-header>
              <text:p text:style-name="MP26"><text:span text:style-name="MT5"><presentation:date-time/></text:span></text:p>
            </text:list-header>
          </text:list>
        </draw:text-box>
      </draw:frame>
      <draw:frame draw:style-name="Mgr31" draw:text-style-name="MP29" draw:layer="backgroundobjects" svg:width="7.986cm" svg:height="1.212cm" svg:x="9.525cm" svg:y="17.357cm" presentation:class="footer">
        <draw:text-box>
          <text:list text:style-name="ML3">
            <text:list-header>
              <text:p text:style-name="MP28"><text:span text:style-name="MT5"><presentation:footer/></text:span></text:p>
            </text:list-header>
          </text:list>
        </draw:text-box>
      </draw:frame>
      <draw:frame draw:style-name="Mgr32" draw:text-style-name="MP31" draw:layer="backgroundobjects" svg:width="5.234cm" svg:height="1.212cm" svg:x="19.05cm" svg:y="17.357cm" presentation:class="page-number">
        <draw:text-box>
          <text:list text:style-name="ML3">
            <text:list-header>
              <text:p text:style-name="MP30"><text:span text:style-name="MT5"><text:page-number>&lt;number&gt;</text:page-number></text:span></text:p>
            </text:list-header>
          </text:list>
        </draw:text-box>
      </draw:frame>
      <draw:frame presentation:style-name="Title2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6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Title2-title" draw:layer="backgroundobjects" svg:width="12.651cm" svg:height="9.476cm" svg:x="3.174cm" svg:y="1.905cm" presentation:class="page"/>
        <draw:frame presentation:style-name="Title2-notes" draw:layer="backgroundobjects" svg:width="15.191cm" svg:height="11.381cm" svg:x="1.904cm" svg:y="12.064cm" presentation:class="notes" presentation:placeholder="true">
          <draw:text-box/>
        </draw:frame>
        <draw:frame presentation:style-name="Mpr7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8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Jim</dc:title>
    <meta:creation-date>2020-08-20T12:42:48.517285494</meta:creation-date>
    <meta:editing-cycles>16</meta:editing-cycles>
    <meta:editing-duration>PT3H18M36S</meta:editing-duration>
    <meta:generator>LibreOffice/6.0.7.3$Linux_X86_64 LibreOffice_project/00m0$Build-3</meta:generator>
    <dc:date>2020-08-22T11:21:33.741439595</dc:date>
    <meta:document-statistic meta:object-count="160"/>
  </office:meta>
</office:document-meta>
</file>